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02in"/>
    </style:style>
    <style:style style:name="co2" style:family="table-column">
      <style:table-column-properties fo:break-before="auto" style:column-width="0.1043in"/>
    </style:style>
    <style:style style:name="co3" style:family="table-column">
      <style:table-column-properties fo:break-before="auto" style:column-width="0.7602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0.1563in"/>
    </style:style>
    <style:style style:name="co6" style:family="table-column">
      <style:table-column-properties fo:break-before="auto" style:column-width="2.2917in"/>
    </style:style>
    <style:style style:name="co7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0.7189in"/>
    </style:style>
    <style:style style:name="ro1" style:family="table-row">
      <style:table-row-properties style:row-height="0.6634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917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273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number:number-style style:name="N10000" number:language="fr" number:country="CH">
      <number:number number:min-integer-digits="1"/>
    </number:number-style>
    <number:currency-style style:name="N10104P0" style:volatile="true" number:language="fr" number:country="CH">
      <number:currency-symbol number:language="fr" number:country="CH">CHF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fr" number:country="CH">
      <style:text-properties fo:color="#ff0000"/>
      <number:currency-symbol number:language="fr" number:country="CH">CHF</number:currency-symbol>
      <number:text> -</number:text>
      <number:number number:decimal-places="2" loext:min-decimal-places="2" number:min-integer-digits="1" number:grouping="true"/>
      <style:map style:condition="value()&gt;=0" style:apply-style-name="N10104P0"/>
    </number:currency-style>
    <style:style style:name="ce2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end"/>
    </style:style>
    <style:style style:name="ce8" style:family="table-cell" style:parent-style-name="Default" style:data-style-name="N1010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tyle="italic" style:font-style-asian="italic" style:font-style-complex="italic"/>
    </style:style>
    <style:style style:name="ce10" style:family="table-cell" style:parent-style-name="Default" style:data-style-name="N1010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9" style:family="table-cell" style:parent-style-name="Default" style:data-style-name="N10000">
      <style:table-cell-properties fo:background-color="#dddddd" style:cell-protect="none" style:print-content="true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20" style:family="table-cell" style:parent-style-name="Default" style:data-style-name="N1000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3" style:family="table-cell" style:parent-style-name="Default" style:data-style-name="N10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12" style:family="table-cell" style:parent-style-name="Default" style:data-style-name="N1010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21">
      <style:table-cell-properties fo:background-color="#dddddd" style:cell-protect="none" style:print-content="true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otected="true">
        <loext:table-protection loext:select-protected-cells="true" loext:select-unprotected-cells="true"/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20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8" table:default-cell-style-name="ce1"/>
        <table:table-row table:style-name="ro1">
          <table:table-cell table:style-name="ce2" office:value-type="string" calcext:value-type="string">
            <text:p>État de la caisse</text:p>
          </table:table-cell>
          <table:table-cell/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3"/>
          <table:table-cell/>
          <table:table-cell table:style-name="ce3" table:number-columns-repeated="3"/>
          <table:table-cell table:number-columns-repeated="1019"/>
        </table:table-row>
        <table:table-row table:style-name="ro3">
          <table:table-cell table:style-name="ce1" table:number-columns-repeated="3"/>
          <table:table-cell table:style-name="ce4" office:value-type="string" calcext:value-type="string">
            <text:p>Date</text:p>
          </table:table-cell>
          <table:table-cell table:style-name="ce5" office:value-type="date" office:date-value="2023-04-03" calcext:value-type="date">
            <text:p>03.04.2023</text:p>
          </table:table-cell>
          <table:table-cell table:number-columns-repeated="1019"/>
        </table:table-row>
        <table:table-row table:style-name="ro2">
          <table:table-cell table:style-name="ce3"/>
          <table:table-cell/>
          <table:table-cell table:style-name="ce3" table:number-columns-repeated="3"/>
          <table:table-cell table:number-columns-repeated="1019"/>
        </table:table-row>
        <table:table-row table:style-name="ro4">
          <table:table-cell table:style-name="ce6" table:number-columns-repeated="2"/>
          <table:table-cell table:style-name="ce6" office:value-type="string" calcext:value-type="string">
            <text:p># rouleaux</text:p>
          </table:table-cell>
          <table:table-cell table:style-name="ce6" office:value-type="string" calcext:value-type="string">
            <text:p># unités</text:p>
          </table:table-cell>
          <table:table-cell table:style-name="ce6" table:number-columns-repeated="1019"/>
          <table:table-cell table:style-name="ce7"/>
        </table:table-row>
        <table:table-row table:style-name="ro4">
          <table:table-cell table:style-name="ce8" office:value-type="currency" office:currency="CHF" office:value="0.05" calcext:value-type="currency">
            <text:p>CHF 0.05</text:p>
          </table:table-cell>
          <table:table-cell/>
          <table:table-cell table:style-name="ce9" table:number-columns-repeated="2"/>
          <table:table-cell table:formula="of:=[.A6]*([.D6]+50*[.C6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0.1" calcext:value-type="currency">
            <text:p>CHF 0.10</text:p>
          </table:table-cell>
          <table:table-cell/>
          <table:table-cell table:style-name="ce9" table:number-columns-repeated="2"/>
          <table:table-cell table:formula="of:=[.A7]*([.D7]+50*[.C7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0.2" calcext:value-type="currency">
            <text:p>CHF 0.20</text:p>
          </table:table-cell>
          <table:table-cell/>
          <table:table-cell table:style-name="ce9" table:number-columns-repeated="2"/>
          <table:table-cell table:formula="of:=[.A8]*([.D8]+50*[.C8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0.5" calcext:value-type="currency">
            <text:p>CHF 0.50</text:p>
          </table:table-cell>
          <table:table-cell/>
          <table:table-cell table:style-name="ce9" table:number-columns-repeated="2"/>
          <table:table-cell table:formula="of:=[.A9]*([.D9]+50*[.C9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1" calcext:value-type="currency">
            <text:p>CHF 1.00</text:p>
          </table:table-cell>
          <table:table-cell/>
          <table:table-cell table:style-name="ce9" table:number-columns-repeated="2"/>
          <table:table-cell table:formula="of:=[.A10]*([.D10]+50*[.C10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2" calcext:value-type="currency">
            <text:p>CHF 2.00</text:p>
          </table:table-cell>
          <table:table-cell/>
          <table:table-cell table:style-name="ce9" table:number-columns-repeated="2"/>
          <table:table-cell table:formula="of:=[.A11]*([.D11]+50*[.C11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5" calcext:value-type="currency">
            <text:p>CHF 5.00</text:p>
          </table:table-cell>
          <table:table-cell/>
          <table:table-cell table:style-name="ce9"/>
          <table:table-cell table:style-name="ce9" office:value-type="float" office:value="8" calcext:value-type="float">
            <text:p>8</text:p>
          </table:table-cell>
          <table:table-cell table:formula="of:=[.A12]*([.D12]+25*[.C12])" office:value-type="currency" office:currency="CHF" office:value="40" calcext:value-type="currency">
            <text:p>CHF 4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10" calcext:value-type="currency">
            <text:p>CHF 10.00</text:p>
          </table:table-cell>
          <table:table-cell table:number-columns-repeated="2"/>
          <table:table-cell table:style-name="ce9" office:value-type="float" office:value="6" calcext:value-type="float">
            <text:p>6</text:p>
          </table:table-cell>
          <table:table-cell table:formula="of:=[.A13]*[.D13]" office:value-type="currency" office:currency="CHF" office:value="60" calcext:value-type="currency">
            <text:p>CHF 6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20" calcext:value-type="currency">
            <text:p>CHF 20.00</text:p>
          </table:table-cell>
          <table:table-cell table:number-columns-repeated="2"/>
          <table:table-cell table:style-name="ce9"/>
          <table:table-cell table:formula="of:=[.A14]*[.D14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50" calcext:value-type="currency">
            <text:p>CHF 50.00</text:p>
          </table:table-cell>
          <table:table-cell table:number-columns-repeated="2"/>
          <table:table-cell table:style-name="ce9"/>
          <table:table-cell table:formula="of:=[.A15]*[.D15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100" calcext:value-type="currency">
            <text:p>CHF 100.00</text:p>
          </table:table-cell>
          <table:table-cell table:number-columns-repeated="2"/>
          <table:table-cell table:style-name="ce9"/>
          <table:table-cell table:formula="of:=[.A16]*[.D16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200" calcext:value-type="currency">
            <text:p>CHF 200.00</text:p>
          </table:table-cell>
          <table:table-cell table:number-columns-repeated="2"/>
          <table:table-cell table:style-name="ce9"/>
          <table:table-cell table:formula="of:=[.A17]*[.D17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1000" calcext:value-type="currency">
            <text:p>CHF 1'000.00</text:p>
          </table:table-cell>
          <table:table-cell table:number-columns-repeated="2"/>
          <table:table-cell table:style-name="ce9"/>
          <table:table-cell table:formula="of:=[.A18]*[.D18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3"/>
          <table:table-cell table:style-name="ce12" table:formula="of:=SUM([.E6:.E18])" office:value-type="currency" office:currency="CHF" office:value="100" calcext:value-type="currency" table:number-columns-spanned="2" table:number-rows-spanned="1">
            <text:p>CHF 100.00</text:p>
          </table:table-cell>
          <table:covered-table-cell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3" office:value-type="string" calcext:value-type="string" table:number-columns-spanned="3" table:number-rows-spanned="4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table:number-columns-repeated="2"/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covered-table-cell table:number-columns-repeated="3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number:currency-style style:name="N10107" number:language="fr" number:country="CH">
      <number:currency-symbol number:language="fr" number:country="CH">CHF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État du contenu de la caisse à instant T</dc:subject>
    <meta:creation-date>2019-04-15T09:02:29Z</meta:creation-date>
    <dc:date>2023-03-04T11:52:22.576020939</dc:date>
    <meta:editing-cycles>14</meta:editing-cycles>
    <meta:editing-duration>PT5H13M50S</meta:editing-duration>
    <meta:document-statistic meta:table-count="1" meta:cell-count="35" meta:object-count="0"/>
  </office:meta>
</office:document-meta>
</file>